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 style:master-page-name="eStamp-Page-1">
      <style:table-properties style:width="6.5in" style:rel-width="100%" fo:margin-left="0in" fo:margin-top="0in" fo:margin-bottom="0in" style:page-number="auto" table:align="left" style:writing-mode="page"/>
    </style:style>
    <style:style style:name="Table1.A" style:family="table-column">
      <style:table-column-properties style:column-width="3.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5in" style:rel-width="100%" fo:margin-left="-0.0201in" fo:margin-top="0in" fo:margin-bottom="0in" table:align="left" style:writing-mode="page"/>
    </style:style>
    <style:style style:name="Table2.A" style:family="table-column">
      <style:table-column-properties style:column-width="6.5in" style:rel-column-width="65534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201in" fo:border="none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0.3472in" style:rel-column-width="3502*"/>
    </style:style>
    <style:style style:name="Table6.B" style:family="table-column">
      <style:table-column-properties style:column-width="0.7715in" style:rel-column-width="7781*"/>
    </style:style>
    <style:style style:name="Table6.C" style:family="table-column">
      <style:table-column-properties style:column-width="2.1306in" style:rel-column-width="21483*"/>
    </style:style>
    <style:style style:name="Table6.D" style:family="table-column">
      <style:table-column-properties style:column-width="0.1507in" style:rel-column-width="1518*"/>
    </style:style>
    <style:style style:name="Table6.E" style:family="table-column">
      <style:table-column-properties style:column-width="0.9451in" style:rel-column-width="9529*"/>
    </style:style>
    <style:style style:name="Table6.F" style:family="table-column">
      <style:table-column-properties style:column-width="2.1542in" style:rel-column-width="21722*"/>
    </style:style>
    <style:style style:name="Table6.A1" style:family="table-cell">
      <style:table-cell-properties style:writing-mode="page"/>
    </style:style>
    <style:style style:name="Table6.E1" style:family="table-cell">
      <style:table-cell-properties fo:padding="0.0201in" fo:border-left="none" fo:border-right="none" fo:border-top="none" fo:border-bottom="0.05pt solid #000000" style:writing-mode="page"/>
    </style:style>
    <style:style style:name="Table6.A2" style:family="table-cell" style:data-style-name="N0">
      <style:table-cell-properties style:writing-mode="page"/>
    </style:style>
    <style:style style:name="Table6.A6" style:family="table-cell" style:data-style-name="N0">
      <style:table-cell-properties style:writing-mode="page"/>
    </style:style>
    <style:style style:name="Table6.F6" style:family="table-cell">
      <style:table-cell-properties style:vertical-align="middle" style:writing-mode="page"/>
    </style:style>
    <style:style style:name="P1" style:family="paragraph" style:parent-style-name="Table_20_Heading">
      <style:paragraph-properties fo:text-align="start" style:justify-single-word="false" style:writing-mode="lr-tb"/>
      <style:text-properties fo:font-weight="bold" officeooo:paragraph-rsid="00e6e3f0" style:font-weight-asian="bold" style:font-weight-complex="bold"/>
    </style:style>
    <style:style style:name="P2" style:family="paragraph" style:parent-style-name="Table_20_Heading">
      <style:paragraph-properties fo:text-align="end" style:justify-single-word="false"/>
      <style:text-properties officeooo:paragraph-rsid="00e6e3f0"/>
    </style:style>
    <style:style style:name="P3" style:family="paragraph" style:parent-style-name="Table_20_Heading">
      <style:paragraph-properties fo:text-align="start" style:justify-single-word="false" style:writing-mode="lr-tb"/>
      <style:text-properties style:font-name="Calibri" fo:font-size="10pt" fo:font-weight="bold" officeooo:paragraph-rsid="00e6e3f0" style:font-size-asian="10pt" style:font-weight-asian="bold" style:font-size-complex="10pt" style:font-weight-complex="bold"/>
    </style:style>
    <style:style style:name="P4" style:family="paragraph" style:parent-style-name="Table_20_Heading">
      <style:paragraph-properties fo:text-align="end" style:justify-single-word="false"/>
      <style:text-properties style:font-name="Calibri" fo:font-size="10pt" fo:font-weight="normal" officeooo:paragraph-rsid="00e6e3f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Calibri" fo:font-size="7pt" officeooo:rsid="002e2bb7" officeooo:paragraph-rsid="00e6e3f0" style:font-size-asian="7.34999990463257pt" style:font-size-complex="8.3999996185302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text-underline-style="solid" style:text-underline-width="auto" style:text-underline-color="font-color" fo:font-weight="bold" officeooo:rsid="00807379" officeooo:paragraph-rsid="00e6e3f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alibri" fo:font-size="8pt" officeooo:rsid="002e2bb7" officeooo:paragraph-rsid="00e6e3f0" style:font-size-asian="10pt" style:font-size-complex="10pt"/>
    </style:style>
    <style:style style:name="P8" style:family="paragraph" style:parent-style-name="Standard">
      <style:paragraph-properties fo:text-align="justify" style:justify-single-word="false" style:writing-mode="lr-tb"/>
      <style:text-properties officeooo:paragraph-rsid="00e6e3f0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6pt" officeooo:paragraph-rsid="00e6e3f0" style:font-size-asian="10pt" style:font-size-complex="10pt"/>
    </style:style>
    <style:style style:name="P10" style:family="paragraph" style:parent-style-name="Standard">
      <style:paragraph-properties fo:text-align="justify" style:justify-single-word="false" style:writing-mode="lr-tb"/>
      <style:text-properties officeooo:rsid="001e3db3" officeooo:paragraph-rsid="00e6e3f0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Calibri" fo:font-size="10pt" fo:font-weight="normal" officeooo:rsid="001f0a55" officeooo:paragraph-rsid="00e6e3f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Calibri" fo:font-size="10pt" fo:font-weight="normal" officeooo:rsid="008611b6" officeooo:paragraph-rsid="00e6e3f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Calibri" fo:font-size="10pt" officeooo:rsid="0021e461" officeooo:paragraph-rsid="00e6e3f0" style:font-size-asian="10pt" style:font-size-complex="10pt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Calibri" fo:font-size="10pt" fo:font-weight="normal" officeooo:rsid="0089b254" officeooo:paragraph-rsid="00e6e3f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Calibri" fo:font-size="10pt" fo:font-weight="normal" officeooo:rsid="00698d68" officeooo:paragraph-rsid="00e6e3f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alibri" fo:font-size="10pt" fo:font-weight="normal" officeooo:rsid="006ca19d" officeooo:paragraph-rsid="00e6e3f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" fo:font-size="12pt" fo:font-weight="normal" officeooo:rsid="006ca19d" officeooo:paragraph-rsid="00e6e3f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" fo:font-size="7pt" fo:font-weight="normal" officeooo:rsid="0026bba6" officeooo:paragraph-rsid="00e6e3f0" style:font-size-asian="7.34999990463257pt" style:font-weight-asian="normal" style:font-size-complex="8.39999961853027pt" style:font-weight-complex="normal"/>
    </style:style>
    <style:style style:name="P19" style:family="paragraph" style:parent-style-name="Table_20_Heading">
      <style:paragraph-properties fo:text-align="start" style:justify-single-word="false" style:writing-mode="lr-tb"/>
      <style:text-properties style:font-name="Calibri1" fo:font-size="10pt" style:text-underline-style="solid" style:text-underline-width="auto" style:text-underline-color="font-color" fo:font-weight="normal" officeooo:rsid="0026bba6" officeooo:paragraph-rsid="00e6e3f0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start" style:justify-single-word="false"/>
      <style:text-properties style:font-name="Calibri1" fo:font-size="10pt" fo:font-weight="normal" officeooo:rsid="0026bba6" officeooo:paragraph-rsid="00e6e3f0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Calibri1" fo:font-size="10pt" officeooo:rsid="008e2dee" officeooo:paragraph-rsid="00e6e3f0" style:font-size-asian="10pt" style:font-size-complex="10pt"/>
    </style:style>
    <style:style style:name="P22" style:family="paragraph" style:parent-style-name="Table_20_Contents">
      <style:paragraph-properties style:writing-mode="lr-tb"/>
      <style:text-properties style:font-name="Calibri1" fo:font-size="10pt" officeooo:rsid="00272d46" officeooo:paragraph-rsid="00e6e3f0" style:font-size-asian="10pt" style:font-size-complex="10pt"/>
    </style:style>
    <style:style style:name="P23" style:family="paragraph" style:parent-style-name="Table_20_Contents">
      <style:paragraph-properties style:writing-mode="lr-tb"/>
      <style:text-properties style:font-name="Calibri1" fo:font-size="10pt" officeooo:paragraph-rsid="00e6e3f0" style:font-size-asian="10pt" style:font-size-complex="10pt"/>
    </style:style>
    <style:style style:name="P24" style:family="paragraph" style:parent-style-name="Table_20_Contents">
      <style:text-properties style:font-name="Calibri1" fo:font-size="10pt" officeooo:paragraph-rsid="00e6e3f0" style:font-size-asian="10pt" style:font-size-complex="10pt"/>
    </style:style>
    <style:style style:name="P25" style:family="paragraph" style:parent-style-name="Table_20_Contents">
      <style:text-properties style:font-name="Calibri1" fo:font-size="10pt" officeooo:rsid="008d63d2" officeooo:paragraph-rsid="00e6e3f0" style:font-size-asian="10pt" style:font-size-complex="10pt"/>
    </style:style>
    <style:style style:name="P26" style:family="paragraph" style:parent-style-name="Table_20_Contents">
      <style:paragraph-properties style:writing-mode="lr-tb"/>
      <style:text-properties style:font-name="Calibri1" fo:font-size="10pt" officeooo:rsid="0027b6f8" officeooo:paragraph-rsid="00e6e3f0" style:font-size-asian="10pt" style:font-size-complex="10pt"/>
    </style:style>
    <style:style style:name="P27" style:family="paragraph" style:parent-style-name="Table_20_Contents">
      <style:text-properties style:font-name="Calibri1" fo:font-size="10pt" officeooo:rsid="0027b6f8" officeooo:paragraph-rsid="00e6e3f0" style:font-size-asian="10pt" style:font-size-complex="10pt"/>
    </style:style>
    <style:style style:name="P28" style:family="paragraph" style:parent-style-name="Table_20_Contents">
      <style:text-properties style:font-name="Calibri1" fo:font-size="10pt" officeooo:rsid="002b1a2d" officeooo:paragraph-rsid="00e6e3f0" style:font-size-asian="10pt" style:font-size-complex="10pt"/>
    </style:style>
    <style:style style:name="P29" style:family="paragraph" style:parent-style-name="Table_20_Contents">
      <style:paragraph-properties style:writing-mode="lr-tb"/>
      <style:text-properties style:font-name="Calibri1" fo:font-size="10pt" officeooo:rsid="0031a996" officeooo:paragraph-rsid="00e6e3f0" style:font-size-asian="10pt" style:font-size-complex="10pt"/>
    </style:style>
    <style:style style:name="P30" style:family="paragraph" style:parent-style-name="Table_20_Contents">
      <style:text-properties style:font-name="Calibri1" fo:font-size="10pt" officeooo:rsid="009cd000" officeooo:paragraph-rsid="00e6e3f0" style:font-size-asian="10pt" style:font-size-complex="10pt"/>
    </style:style>
    <style:style style:name="P31" style:family="paragraph" style:parent-style-name="Table_20_Contents">
      <style:paragraph-properties style:writing-mode="lr-tb"/>
      <style:text-properties style:font-name="Calibri1" fo:font-size="10pt" officeooo:rsid="008e2dee" officeooo:paragraph-rsid="00e6e3f0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1" fo:font-size="10pt" fo:font-weight="normal" officeooo:rsid="008e2dee" officeooo:paragraph-rsid="00e6e3f0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style:writing-mode="lr-tb"/>
      <style:text-properties style:font-name="Calibri1" fo:font-size="10pt" officeooo:rsid="0028b1a0" officeooo:paragraph-rsid="00e6e3f0" style:font-size-asian="10pt" style:font-size-complex="10pt"/>
    </style:style>
    <style:style style:name="P34" style:family="paragraph" style:parent-style-name="Table_20_Contents">
      <style:paragraph-properties style:writing-mode="lr-tb"/>
      <style:text-properties style:font-name="Calibri1" fo:font-size="10pt" officeooo:rsid="004d3bb6" officeooo:paragraph-rsid="00e6e3f0" style:font-size-asian="10pt" style:font-size-complex="10pt"/>
    </style:style>
    <style:style style:name="P35" style:family="paragraph" style:parent-style-name="Table_20_Contents">
      <style:paragraph-properties style:writing-mode="lr-tb"/>
      <style:text-properties style:font-name="Calibri1" fo:font-size="10pt" officeooo:rsid="007584ed" officeooo:paragraph-rsid="00e6e3f0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pt" fo:font-weight="bold" officeooo:rsid="00716fc4" officeooo:paragraph-rsid="00e6e3f0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Calibri1" fo:font-size="10pt" officeooo:rsid="00716fc4" officeooo:paragraph-rsid="00e6e3f0" style:font-size-asian="10pt" style:font-size-complex="10pt"/>
    </style:style>
    <style:style style:name="P38" style:family="paragraph" style:parent-style-name="Table_20_Contents">
      <style:text-properties style:font-name="Calibri1" fo:font-size="10pt" officeooo:rsid="0073086b" officeooo:paragraph-rsid="00e6e3f0" style:font-size-asian="10pt" style:font-size-complex="10pt"/>
    </style:style>
    <style:style style:name="P39" style:family="paragraph" style:parent-style-name="Standard">
      <style:paragraph-properties fo:text-align="justify" style:justify-single-word="false" style:writing-mode="lr-tb"/>
      <style:text-properties style:font-name="Calibri" fo:font-size="6pt" fo:font-weight="normal" officeooo:rsid="0024d786" officeooo:paragraph-rsid="00e6e3f0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0pt" officeooo:rsid="001a9e59" style:font-size-asian="10pt" style:font-size-complex="10pt"/>
    </style:style>
    <style:style style:name="T3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Calibri" fo:font-size="10pt" officeooo:rsid="00818ed4" style:font-size-asian="10pt" style:font-size-complex="10pt"/>
    </style:style>
    <style:style style:name="T5" style:family="text">
      <style:text-properties style:font-name="Calibri" fo:font-size="10pt" fo:font-weight="bold" officeooo:rsid="00818ed4" style:font-size-asian="10pt" style:font-weight-asian="bold" style:font-size-complex="10pt" style:font-weight-complex="bold"/>
    </style:style>
    <style:style style:name="T6" style:family="text">
      <style:text-properties style:font-name="Calibri" fo:font-size="10pt" officeooo:rsid="00853fe0" style:font-size-asian="10pt" style:font-size-complex="10pt"/>
    </style:style>
    <style:style style:name="T7" style:family="text">
      <style:text-properties style:font-name="Calibri" fo:font-size="10pt" fo:font-weight="bold" officeooo:rsid="0065f6e1" style:font-size-asian="10pt" style:font-weight-asian="bold" style:font-size-complex="10pt" style:font-weight-complex="bold"/>
    </style:style>
    <style:style style:name="T8" style:family="text">
      <style:text-properties style:font-name="Calibri" fo:font-size="10pt" officeooo:rsid="001bad4b" style:font-size-asian="10pt" style:font-size-complex="10pt"/>
    </style:style>
    <style:style style:name="T9" style:family="text">
      <style:text-properties style:font-name="Calibri" fo:font-size="10pt" fo:font-weight="bold" officeooo:rsid="001bad4b" style:font-size-asian="10pt" style:font-weight-asian="bold" style:font-size-complex="10pt" style:font-weight-complex="bold"/>
    </style:style>
    <style:style style:name="T10" style:family="text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style:font-name="Calibri" fo:font-size="10pt" officeooo:rsid="001d0fbc" style:font-size-asian="10pt" style:font-size-complex="10pt"/>
    </style:style>
    <style:style style:name="T1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ibri" fo:font-size="10pt" officeooo:rsid="008611b6" style:font-size-asian="10pt" style:font-size-complex="10pt"/>
    </style:style>
    <style:style style:name="T14" style:family="text">
      <style:text-properties style:font-name="Calibri" fo:font-size="10pt" fo:font-weight="bold" officeooo:rsid="00e8fd15" style:font-size-asian="10pt" style:font-weight-asian="bold" style:font-size-complex="10pt" style:font-weight-complex="bold"/>
    </style:style>
    <style:style style:name="T15" style:family="text">
      <style:text-properties style:font-name="Calibri" fo:font-size="10pt" fo:font-weight="bold" officeooo:rsid="001f0a55" style:font-size-asian="10pt" style:font-weight-asian="bold" style:font-size-complex="10pt" style:font-weight-complex="bold"/>
    </style:style>
    <style:style style:name="T16" style:family="text">
      <style:text-properties style:font-name="Calibri" fo:font-size="10pt" officeooo:rsid="001f0a55" style:font-size-asian="10pt" style:font-size-complex="10pt"/>
    </style:style>
    <style:style style:name="T17" style:family="text">
      <style:text-properties style:font-name="Calibri" fo:font-size="10pt" fo:font-weight="normal" officeooo:rsid="001f0a55" style:font-size-asian="10pt" style:font-weight-asian="normal" style:font-size-complex="10pt" style:font-weight-complex="normal"/>
    </style:style>
    <style:style style:name="T18" style:family="text">
      <style:text-properties officeooo:rsid="009644a8"/>
    </style:style>
    <style:style style:name="T19" style:family="text">
      <style:text-properties officeooo:rsid="008868ce"/>
    </style:style>
    <style:style style:name="T20" style:family="text">
      <style:text-properties officeooo:rsid="00e6e3f0"/>
    </style:style>
    <style:style style:name="T21" style:family="text">
      <style:text-properties officeooo:rsid="0097ef96"/>
    </style:style>
    <style:style style:name="T22" style:family="text">
      <style:text-properties officeooo:rsid="0089b254"/>
    </style:style>
    <style:style style:name="T23" style:family="text">
      <style:text-properties officeooo:rsid="008ad316"/>
    </style:style>
    <style:style style:name="T24" style:family="text">
      <style:text-properties fo:font-weight="bold" officeooo:rsid="008ad316" style:font-weight-asian="bold" style:font-weight-complex="bold"/>
    </style:style>
    <style:style style:name="T25" style:family="text">
      <style:text-properties fo:font-weight="bold" officeooo:rsid="00953c8e" style:font-weight-asian="bold" style:font-weight-complex="bold"/>
    </style:style>
    <style:style style:name="T26" style:family="text">
      <style:text-properties fo:font-size="10pt" officeooo:rsid="008d3e29"/>
    </style:style>
    <style:style style:name="T27" style:family="text">
      <style:text-properties fo:font-size="10pt"/>
    </style:style>
    <style:style style:name="T28" style:family="text">
      <style:text-properties fo:font-size="10pt" officeooo:rsid="00e8fd15"/>
    </style:style>
    <style:style style:name="T29" style:family="text">
      <style:text-properties style:text-position="super 58%" fo:font-size="10pt" officeooo:rsid="00e8fd15"/>
    </style:style>
    <style:style style:name="T30" style:family="text">
      <style:text-properties officeooo:rsid="008d63d2"/>
    </style:style>
    <style:style style:name="T31" style:family="text">
      <style:text-properties officeooo:rsid="009a29d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header-rows>
          <table:table-row table:style-name="Table1.1">
            <table:table-cell table:style-name="Table1.A1" office:value-type="string">
              <text:p text:style-name="P1"><text:span text:style-name="T1">The </text:span><text:span text:style-name="T2">Director,</text:span></text:p>
            </table:table-cell>
            <table:table-cell table:style-name="Table1.A1" office:value-type="string">
              <text:p text:style-name="P2" loext:marker-style-name="T3"><text:span text:style-name="T3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><text:user-defined style:data-style-name="N0" text:name="Company">EXIDE Pakistan Limited</text:user-defined></text:p>
          </table:table-cell>
          <table:table-cell table:style-name="Table1.A1" office:value-type="string">
            <text:p text:style-name="P4" loext:marker-style-name="T3"/>
          </table:table-cell>
        </table:table-row>
      </table:table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ISSUANCE OF DUPLICATE SHARE CERTIFICATES IN LIEU OF ORIGINAL REPORTED LOST / MISPLACED</text:p>
            <text:p text:style-name="P6">FOLIO NO. <text:user-defined style:data-style-name="N0" text:name="Folio1">580</text:user-defined></text:p>
          </table:table-cell>
        </table:table-row>
      </table:table>
      <text:p text:style-name="P7"/>
      <text:p text:style-name="P8" loext:marker-style-name="T1"><text:span text:style-name="T4">We, </text:span><text:span text:style-name="T5">Raja Muhammad Idrees Khan, Raja Muhammad Anees Khan, and Muhammad Ilyas Khan</text:span><text:span text:style-name="T4">, </text:span><text:span text:style-name="T6">sons</text:span><text:span text:style-name="T4"> of </text:span><text:span text:style-name="T7">Mr</text:span><text:span text:style-name="T8"> </text:span><text:span text:style-name="T9">MUHAMMAD AYUB KHAN </text:span><text:span text:style-name="T5">(Late)</text:span><text:span text:style-name="T8"> </text:span><text:span text:style-name="T4">Muslim adult residents of </text:span><text:span text:style-name="T10">21, Ghulam Nabi Colony, Samanabad, Lahore</text:span><text:span text:style-name="T1"> </text:span><text:span text:style-name="T11">do hereby </text:span><text:span text:style-name="T4">confirm, undertake and </text:span><text:span text:style-name="T11">declare as under:</text:span></text:p>
      <text:p text:style-name="P9"/>
      <text:p text:style-name="P10" loext:marker-style-name="T1"><text:span text:style-name="T11">T</text:span><text:span text:style-name="T1">hat Late </text:span><text:span text:style-name="T12">MUHAMMAD AYUB KHAN</text:span><text:span text:style-name="T1"> </text:span><text:span text:style-name="T13">was </text:span><text:span text:style-name="T1">the registered shareholder of </text:span><text:span text:style-name="T14">=</text:span><text:span text:style-name="T14"><text:user-defined style:data-style-name="N0" text:name="SharesTotal">298</text:user-defined></text:span><text:span text:style-name="T15">=</text:span><text:span text:style-name="T16"> shares of </text:span><text:span text:style-name="T15"><text:user-defined style:data-style-name="N0" text:name="Company">EXIDE Pakistan Limited</text:user-defined></text:span><text:span text:style-name="T15"><text:s/>(</text:span><text:span text:style-name="T15"><text:user-defined style:data-style-name="N0" text:name="CoTicker">EXIDE</text:user-defined></text:span><text:span text:style-name="T15">)</text:span><text:span text:style-name="T16"> having its registered office at</text:span><text:span text:style-name="T15"> </text:span><text:span text:style-name="T15"><text:user-defined style:data-style-name="N0" text:name="CoCityZip">Karachi</text:user-defined></text:span><text:span text:style-name="T17">.</text:span></text:p>
      <text:p text:style-name="P11" loext:marker-style-name="T1"/>
      <text:p text:style-name="P12" loext:marker-style-name="T1">That the aforesaid Share Certificates No(s) <text:span text:style-name="T18"><text:user-defined style:data-style-name="N0" text:name="ShareCertNosLost">45043</text:user-defined></text:span><text:span text:style-name="T19"><text:s/>bearing Distinctive Nos. </text:span><text:span text:style-name="T19"><text:user-defined style:data-style-name="N0" text:name="ShareDistinctiveNosLost">4472363 - 4472386</text:user-defined></text:span><text:span text:style-name="T19"><text:s/>for =</text:span><text:span text:style-name="T19"><text:user-defined style:data-style-name="N0" text:name="SharesLost">24</text:user-defined></text:span><text:span text:style-name="T19">= Shares of Rs.10/- standing in his name have been lost/misplaced.</text:span></text:p>
      <text:p text:style-name="P13" loext:marker-style-name="T1"/>
      <text:p text:style-name="P14" loext:marker-style-name="T1">That neither we nor he during his life sold or transferred or otherwise dispose<text:span text:style-name="T20">d</text:span> of in any manner whatsoever any of the aforesaid Share certificates and neither we nor he pledged or deposited by way of security or otherwise encum<text:span text:style-name="T21">b</text:span>ered in any form whatsoever the said Share Certificates.</text:p>
      <text:p text:style-name="P15" loext:marker-style-name="T1"/>
      <text:p text:style-name="P16" loext:marker-style-name="T1">That in consideration of issuance of <text:span text:style-name="T22">duplicate c</text:span>ertificates in lieu of the said Share Certificates which as stated abo<text:span text:style-name="T21">ve</text:span> have been lost/misplaced/accidentally destroyed, <text:span text:style-name="T22">w</text:span>e hereby undertake to hold <text:user-defined style:data-style-name="N0" text:name="Company">EXIDE Pakistan Limited</text:user-defined><text:s/>harmless and indemnified against all suit, actions, proceedings, claims, demand, damages, losses and also against all cost charges and expenses whatsoever which may <text:span text:style-name="T23">incur or suffer as a result of </text:span><text:span text:style-name="T24">issuing duplicate certificate and transferring it to us as successor/legal he</text:span><text:span text:style-name="T25">irs</text:span><text:span text:style-name="T24">.</text:span></text:p>
      <text:p text:style-name="P16" loext:marker-style-name="T1"/>
      <text:p text:style-name="P17">IN WITNESS WHEREOF <text:span text:style-name="T26">w</text:span><text:span text:style-name="T27">e have set and subscribed </text:span><text:span text:style-name="T26">our</text:span><text:span text:style-name="T27"> hand at Lahore this </text:span><text:span text:style-name="T28">3</text:span><text:span text:style-name="T29">rd</text:span><text:span text:style-name="T28"> </text:span><text:span text:style-name="T27">day of </text:span><text:span text:style-name="T28">September,</text:span><text:span text:style-name="T27"> 2025.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3" office:value-type="string">
            <text:p text:style-name="P19">WITNESSES:</text:p>
            <text:p text:style-name="P19"/>
          </table:table-cell>
          <table:covered-table-cell/>
          <table:covered-table-cell/>
          <table:table-cell table:style-name="Table6.A1" office:value-type="string">
            <text:p text:style-name="P20"/>
          </table:table-cell>
          <table:table-cell table:style-name="Table6.E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6.A2" office:value-type="float" office:value="1">
            <text:p text:style-name="P21">1</text:p>
          </table:table-cell>
          <table:table-cell table:style-name="Table6.A1" office:value-type="string">
            <text:p text:style-name="P22">Signature:</text:p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5">Signature</text:p>
          </table:table-cell>
          <table:table-cell table:style-name="Table6.A1" office:value-type="string">
            <text:p text:style-name="P24"/>
          </table:table-cell>
        </table:table-row>
        <table:table-row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6">Name:</text:p>
          </table:table-cell>
          <table:table-cell table:style-name="Table6.A1" office:value-type="string">
            <text:p text:style-name="P23">Muhammad Asif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8"><text:span text:style-name="T30">Mr. </text:span>Muhammad Ilyas Khan</text:p>
          </table:table-cell>
        </table:table-row>
        <table:table-row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6">Address:</text:p>
          </table:table-cell>
          <table:table-cell table:style-name="Table6.A1" office:value-type="string">
            <text:p text:style-name="P23">3, Justice Sharif Scheme</text:p>
            <text:p text:style-name="P29">Samanabad, Lahore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5">(EXECUTANT) <text:span text:style-name="T31">of </text:span>LEGAL HEIRS</text:p>
          </table:table-cell>
        </table:table-row>
        <table:table-row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0">Legal Heirs</text:p>
          </table:table-cell>
        </table:table-row>
        <text:soft-page-break/>
        <table:table-row>
          <table:table-cell table:style-name="Table6.A6" office:value-type="float" office:value="2">
            <text:p text:style-name="P31">2</text:p>
          </table:table-cell>
          <table:table-cell table:style-name="Table6.A1" office:value-type="string">
            <text:p text:style-name="P22">Signature:</text:p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F6" office:value-type="string">
            <text:p text:style-name="P32">1. Raja Muhammad Idrees Khan</text:p>
          </table:table-cell>
        </table:table-row>
        <table:table-row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P26">Name:</text:p>
          </table:table-cell>
          <table:table-cell table:style-name="Table6.A1" office:value-type="string">
            <text:p text:style-name="P23">Abdul Razzaq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1">2. Raja Muhammad Anees Khan</text:p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>Address:</text:p>
          </table:table-cell>
          <table:table-cell table:style-name="Table6.A1" office:value-type="string">
            <text:p text:style-name="P23">117, Street No. 24</text:p>
            <text:p text:style-name="P35">Mohrrha Sharif, Bund Road, Lahore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1">3. Muhammad Ilyas Khan</text:p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6">Signature Attested By</text:p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7">Meezan Bank Limited</text:p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7">Gulberg Branch</text:p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7"/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7">A/C No: <text:s/>PK02 MEZN 0002 0101 0065 4511</text:p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7"/>
          </table:table-cell>
        </table:table-row>
        <table:table-row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8">Bank Stamp &amp; Date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Liberation Sans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punctuation-wrap="hanging" style:writing-mode="lr-tb"/>
      <style:text-properties style:use-window-font-color="true" loext:opacity="0%" style:font-name="Liberation Sans" fo:font-family="'Liberation Sans'" style:font-family-generic="swiss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" style:family="paragraph" style:parent-style-name="Caption" style:class="extra"/>
    <style:style style:name="CellBorder" style:family="paragraph" style:parent-style-name="Standard">
      <style:paragraph-properties fo:text-align="center" style:justify-single-word="false" fo:padding="0in" fo:border="1.5pt solid #000000" style:shadow="none"/>
      <style:text-properties style:font-name="Times New Roman" fo:font-family="'Times New Roman'" style:font-family-generic="roman" style:font-size-complex="12pt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style:writing-mode="page"/>
    </style:style>
    <style:style style:name="Table3" style:family="table">
      <style:table-properties style:rel-width="100%" fo:margin-left="0in" fo:margin-top="0in" fo:margin-bottom="0in" table:align="left" style:writing-mode="page"/>
    </style:style>
    <style:style style:name="Table3.A" style:family="table-column">
      <style:table-column-properties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MP1" style:family="paragraph" style:parent-style-name="Footer">
      <style:paragraph-properties fo:text-align="end" style:justify-single-word="false"/>
      <style:text-properties style:font-name="Calibri" fo:font-size="6pt" style:font-size-asian="12pt" style:font-size-complex="12pt"/>
    </style:style>
    <style:style style:name="MP2" style:family="paragraph" style:parent-style-name="Table_20_Contents">
      <style:text-properties style:font-name="Calibri1" fo:font-size="10pt" officeooo:rsid="00921db7" officeooo:paragraph-rsid="00921db7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MP4" style:family="paragraph" style:parent-style-name="Footer">
      <style:text-properties officeooo:rsid="009149f3" officeooo:paragraph-rsid="009149f3"/>
    </style:style>
    <style:style style:name="MP5" style:family="paragraph" style:parent-style-name="Table_20_Contents">
      <style:text-properties style:font-name="Calibri1" fo:font-size="10pt" officeooo:rsid="00921db7" officeooo:paragraph-rsid="00958777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style:font-name="Calibri1" fo:font-size="10pt" officeooo:paragraph-rsid="00958777" style:font-size-asian="10pt" style:font-size-complex="10pt"/>
    </style:style>
    <style:style style:name="MP7" style:family="paragraph" style:parent-style-name="Standard">
      <style:text-properties officeooo:paragraph-rsid="00958777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921db7"/>
    </style:style>
    <style:style style:name="MT2" style:family="text">
      <style:text-properties style:font-name="Calibri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799in" fo:margin-bottom="0.5799in" fo:margin-left="0.5201in" fo:margin-right="0.6402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4in" style:num-format="1" style:print-orientation="portrait" fo:margin-top="1.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4in" style:num-format="1" style:print-orientation="portrait" fo:margin-top="6in" fo:margin-bottom="1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11">
      <style:page-layout-properties fo:page-width="8.5in" fo:page-height="14in" style:num-format="1" style:print-orientation="portrait" fo:margin-top="1.5in" fo:margin-bottom="1in" fo:margin-left="1in" fo:margin-right="1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575in" fo:margin-left="0in" fo:margin-right="0in" fo:margin-top="0.518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HTML" style:page-layout-name="Mpm2" draw:style-name="Mdp1"/>
    <style:master-page style:name="eStamp-Page-2" style:page-layout-name="Mpm3" draw:style-name="Mdp1">
      <style:footer>
        <table:table table:name="Table4" table:style-name="Table4">
          <table:table-column table:style-name="Table4.A"/>
          <table:table-column table:style-name="Table4.B"/>
          <table:table-header-rows>
            <table:table-row>
              <table:table-cell table:style-name="Table4.A1" office:value-type="string">
                <text:p text:style-name="MP2"/>
              </table:table-cell>
              <table:table-cell table:style-name="Table4.A1" office:value-type="string">
                <text:p text:style-name="MP3">Page <text:page-number text:select-page="current">2</text:page-number><text:s/><text:span text:style-name="MT1">of </text:span><text:span text:style-name="MT1"><text:page-count>2</text:page-count></text:span></text:p>
              </table:table-cell>
            </table:table-row>
          </table:table-header-rows>
        </table:table>
        <text:p text:style-name="MP4"/>
      </style:foot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tamp-Page-1" style:page-layout-name="Mpm10" draw:style-name="Mdp1" style:next-style-name="eStamp-Page-2">
      <style:footer>
        <table:table table:name="Table5" table:style-name="Table5">
          <table:table-column table:style-name="Table5.A"/>
          <table:table-column table:style-name="Table5.B"/>
          <table:table-header-rows>
            <table:table-row>
              <table:table-cell table:style-name="Table5.A1" office:value-type="string">
                <text:p text:style-name="MP5"/>
              </table:table-cell>
              <table:table-cell table:style-name="Table5.A1" office:value-type="string">
                <text:p text:style-name="MP6">Page <text:page-number text:select-page="current">1</text:page-number><text:s/><text:span text:style-name="MT1">of </text:span><text:span text:style-name="MT1"><text:page-count>2</text:page-count></text:span></text:p>
              </table:table-cell>
            </table:table-row>
          </table:table-header-rows>
        </table:table>
        <text:p text:style-name="MP7"/>
      </style:footer>
    </style:master-page>
    <style:master-page style:name="Converted1" style:page-layout-name="Mpm11" draw:style-name="Mdp1">
      <style:footer>
        <table:table table:name="Table3" table:style-name="Table3">
          <table:table-column table:style-name="Table3.A" table:number-columns-repeated="2"/>
          <table:table-header-rows>
            <table:table-row table:style-name="Table3.1">
              <table:table-cell table:style-name="Table3.A1" office:value-type="string">
                <text:p text:style-name="Table_20_Contents" loext:marker-style-name="MT2"><text:span text:style-name="MT2">SUCCESSOR’s SIGNATURE</text:span></text:p>
              </table:table-cell>
              <table:table-cell table:style-name="Table3.A1" office:value-type="string">
                <text:p text:style-name="MP8" loext:marker-style-name="MT2"><text:span text:style-name="MT2">Page </text:span><text:span text:style-name="MT2"><text:page-number text:select-page="current">0</text:page-number></text:span><text:span text:style-name="MT2"><text:s/>of </text:span><text:span text:style-name="MT2"><text:page-count>2</text:page-count></text:span></text:p>
              </table:table-cell>
            </table:table-row>
          </table:table-header-rows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24T18:28:52</meta:creation-date>
    <dc:language>en-US</dc:language>
    <meta:print-date>2025-04-22T09:09:56.158749200</meta:print-date>
    <dc:date>2025-08-26T15:11:11.257207100</dc:date>
    <meta:editing-cycles>365</meta:editing-cycles>
    <meta:editing-duration>P4DT13H28M57S</meta:editing-duration>
    <meta:generator>LibreOffice/25.8.0.4$Windows_X86_64 LibreOffice_project/48f00303701489684e67c38c28aff00cd5929e67</meta:generator>
    <meta:printed-by>MIK</meta:printed-by>
    <meta:document-statistic meta:table-count="6" meta:image-count="0" meta:object-count="0" meta:page-count="2" meta:paragraph-count="41" meta:word-count="332" meta:character-count="2052" meta:non-whitespace-character-count="1760"/>
    <meta:user-defined meta:name="CoAddress1">A 44, Hill Street</meta:user-defined>
    <meta:user-defined meta:name="CoAddress2">Off. Manghopir Road, S.I.T.E.</meta:user-defined>
    <meta:user-defined meta:name="CoCityZip">Karachi</meta:user-defined>
    <meta:user-defined meta:name="CoTel"/>
    <meta:user-defined meta:name="CoTicker" meta:value-type="string">EXIDE</meta:user-defined>
    <meta:user-defined meta:name="Company" meta:value-type="string">EXIDE Pakistan Limited</meta:user-defined>
    <meta:user-defined meta:name="Deceased" meta:value-type="string">Mohammad Ayub Khan</meta:user-defined>
    <meta:user-defined meta:name="DeceasedCNIC" meta:value-type="string">35200-1521538-7</meta:user-defined>
    <meta:user-defined meta:name="Folio1" meta:value-type="string">580</meta:user-defined>
    <meta:user-defined meta:name="Folio2" meta:value-type="string"/>
    <meta:user-defined meta:name="Guarantor" meta:value-type="string"/>
    <meta:user-defined meta:name="GuarantorAddress" meta:value-type="string"/>
    <meta:user-defined meta:name="GuarantorCNIC" meta:value-type="string"/>
    <meta:user-defined meta:name="IBANSuccessor" meta:value-type="string">PK02 MEZN 0002 0101 0065 4511</meta:user-defined>
    <meta:user-defined meta:name="PrintDate" meta:value-type="string">July</meta:user-defined>
    <meta:user-defined meta:name="Registrar" meta:value-type="string">THK Associates (Pvt.) Limited</meta:user-defined>
    <meta:user-defined meta:name="ShareCertNos" meta:value-type="string"/>
    <meta:user-defined meta:name="ShareCertNosLost" meta:value-type="string">45043</meta:user-defined>
    <meta:user-defined meta:name="ShareDistinctiveNos" meta:value-type="string"/>
    <meta:user-defined meta:name="ShareDistinctiveNosLost" meta:value-type="string">4472363 - 4472386</meta:user-defined>
    <meta:user-defined meta:name="SharesLost" meta:value-type="string">24</meta:user-defined>
    <meta:user-defined meta:name="SharesTotal" meta:value-type="string">298</meta:user-defined>
  </office:meta>
</office:document-meta>
</file>